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4cm" style:rel-column-width="1930*"/>
    </style:style>
    <style:style style:name="Tabelle1.B" style:family="table-column">
      <style:table-column-properties style:column-width="3.399cm" style:rel-column-width="192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4.48cm" fo:margin-left="2.521cm" table:align="left"/>
    </style:style>
    <style:style style:name="Tabelle2.A" style:family="table-column">
      <style:table-column-properties style:column-width="7.241cm"/>
    </style:style>
    <style:style style:name="Tabelle2.B" style:family="table-column">
      <style:table-column-properties style:column-width="7.23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0707e" officeooo:paragraph-rsid="000070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officeooo:rsid="0000707e" officeooo:paragraph-rsid="0000707e" style:font-size-asian="13.1000003814697pt" style:font-size-complex="15pt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0707e" officeooo:paragraph-rsid="0000707e" style:font-size-asian="10.5pt" style:font-size-complex="12pt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0b21e" officeooo:paragraph-rsid="0000b21e" style:font-size-asian="10.5pt" style:font-size-complex="12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a68ee" officeooo:paragraph-rsid="000a68ee" style:font-size-asian="10.5pt" style:font-size-complex="12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b42eb" officeooo:paragraph-rsid="000b42eb" style:font-size-asian="10.5pt" style:font-size-complex="12pt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ccc90" officeooo:paragraph-rsid="000ccc90" style:font-size-asian="10.5pt" style:font-size-complex="12pt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0deeb0" officeooo:paragraph-rsid="000deeb0" style:font-size-asian="10.5pt" style:font-size-complex="12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113dd4" officeooo:paragraph-rsid="00113dd4" style:font-size-asian="10.5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12cd2e" officeooo:paragraph-rsid="0012cd2e" style:font-size-asian="10.5pt" style:font-size-complex="12pt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13416a" officeooo:paragraph-rsid="0013416a" style:font-size-asian="10.5pt" style:font-size-complex="12pt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" fo:font-size="12pt" officeooo:rsid="0013c67b" officeooo:paragraph-rsid="0013c67b" style:font-size-asian="10.5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0b21e" officeooo:paragraph-rsid="0000b21e" style:font-size-asian="10.5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20fd9" officeooo:paragraph-rsid="00020fd9" style:font-size-asian="10.5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8d567" officeooo:paragraph-rsid="0008d567" style:font-size-asian="10.5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a68ee" officeooo:paragraph-rsid="000a68ee" style:font-size-asian="10.5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ccc90" officeooo:paragraph-rsid="000ccc90" style:font-size-asian="10.5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0deeb0" officeooo:paragraph-rsid="000deeb0" style:font-size-asian="10.5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113dd4" officeooo:paragraph-rsid="00113dd4" style:font-size-asian="10.5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13416a" officeooo:paragraph-rsid="0013416a" style:font-size-asian="10.5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2pt" officeooo:rsid="0013c67b" officeooo:paragraph-rsid="0013c67b" style:font-size-asian="10.5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5pt" officeooo:rsid="0000707e" officeooo:paragraph-rsid="0000707e" style:font-size-asian="13.1000003814697pt" style:font-size-complex="15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5pt" officeooo:rsid="0000b21e" officeooo:paragraph-rsid="0000b21e" style:font-size-asian="13.1000003814697pt" style:font-size-complex="15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5pt" officeooo:rsid="0008d567" officeooo:paragraph-rsid="0008d567" style:font-size-asian="15pt" style:font-size-complex="15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5pt" fo:font-weight="bold" officeooo:rsid="0008d567" officeooo:paragraph-rsid="0008d567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Ubuntu" fo:font-size="20pt" officeooo:rsid="00020fd9" officeooo:paragraph-rsid="00020fd9" style:font-size-asian="17.5pt" style:font-size-complex="2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18pt" officeooo:rsid="0008d567" officeooo:paragraph-rsid="0008d567" style:font-size-asian="18pt" style:font-size-complex="18pt"/>
    </style:style>
    <style:style style:name="P2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2pt" officeooo:rsid="000b42eb" officeooo:paragraph-rsid="000b42eb" style:font-size-asian="10.5pt" style:font-size-complex="12pt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2pt" officeooo:rsid="000ccc90" officeooo:paragraph-rsid="000ccc90" style:font-size-asian="10.5pt" style:font-size-complex="12pt"/>
    </style:style>
    <style:style style:name="P3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Ubuntu" fo:font-size="12pt" officeooo:rsid="00113dd4" officeooo:paragraph-rsid="00113dd4" style:font-size-asian="10.5pt" style:font-size-complex="12pt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Ubuntu" fo:font-size="12pt" officeooo:rsid="000b42eb" officeooo:paragraph-rsid="000b42eb" style:font-size-asian="10.5pt" style:font-size-complex="12pt"/>
    </style:style>
    <style:style style:name="P3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font-name="Ubuntu" fo:font-size="12pt" officeooo:rsid="000a68ee" officeooo:paragraph-rsid="000b42eb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12pt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12pt" officeooo:paragraph-rsid="0013c67b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2pt" officeooo:rsid="00020fd9" officeooo:paragraph-rsid="00020fd9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12pt" officeooo:rsid="0002c45d" officeooo:paragraph-rsid="0002c45d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12pt" officeooo:rsid="0003d892" officeooo:paragraph-rsid="0003d892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12pt" officeooo:rsid="00042c61" officeooo:paragraph-rsid="00042c61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12pt" officeooo:rsid="000ccc90" officeooo:paragraph-rsid="000ccc90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12pt" officeooo:rsid="0013c67b" officeooo:paragraph-rsid="0013c67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12pt" fo:font-weight="bold" officeooo:rsid="0013c67b" officeooo:paragraph-rsid="0013c67b" style:font-size-asian="10.5pt" style:font-weight-asian="bold" style:font-size-complex="12pt" style:font-weight-complex="bold"/>
    </style:style>
    <style:style style:name="T1" style:family="text">
      <style:text-properties officeooo:rsid="000b42eb"/>
    </style:style>
    <style:style style:name="T2" style:family="text">
      <style:text-properties officeooo:rsid="000ccc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c6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tschaftsklausur</text:p>
      <text:p text:style-name="P1"/>
      <text:p text:style-name="P2">Marketing Mix</text:p>
      <text:p text:style-name="P3">Produktpolitik</text:p>
      <text:p text:style-name="P3">Distributionspolitik</text:p>
      <text:p text:style-name="P3">Kommunikationspolitik</text:p>
      <text:p text:style-name="P3">Preispolitik</text:p>
      <text:p text:style-name="P3"/>
      <text:p text:style-name="P22">betrieblicher Leistungsprozess</text:p>
      <text:p text:style-name="P4">Beschaffung</text:p>
      <text:p text:style-name="P13"/>
      <text:p text:style-name="P23">Rechtsformen</text:p>
      <text:p text:style-name="P4">Einzelgesellschaft</text:p>
      <text:p text:style-name="P4">OHG (Offene Handelsgesellschaft)</text:p>
      <text:p text:style-name="P4">GmbH (Gesellschaft mit beschränkter Haft <text:s/>ung)</text:p>
      <text:p text:style-name="P4">AG (Aktiengesellschaft)</text:p>
      <text:p text:style-name="P13"/>
      <text:p text:style-name="P13"/>
      <text:p text:style-name="P26"/>
      <text:p text:style-name="P26"/>
      <text:p text:style-name="P26"/>
      <text:p text:style-name="P26">Marketing Mix</text:p>
      <text:p text:style-name="P26"/>
      <text:p text:style-name="P25">Produktpolitik</text:p>
      <text:p text:style-name="P24"/>
      <text:p text:style-name="P16">Im Mittelpunkt steht das Produkt selbst mit dem Produktlebenszyklus. Wichtig ist aber auch das gesamte Sortiment.</text:p>
      <text:p text:style-name="P16"/>
      <text:p text:style-name="P16">Aufgaben:</text:p>
      <text:p text:style-name="P5">- Produktgestaltung</text:p>
      <text:p text:style-name="P28">Produktkern:</text:p>
      <text:p text:style-name="P31">- Funktion</text:p>
      <text:p text:style-name="P31">- Eigenschaften</text:p>
      <text:p text:style-name="P28">Formales Produkt: </text:p>
      <text:p text:style-name="P32">- Name</text:p>
      <text:p text:style-name="P32">- Farbe</text:p>
      <text:p text:style-name="P32">- Form</text:p>
      <text:p text:style-name="P32">- Design</text:p>
      <text:p text:style-name="P32">- Haptik</text:p>
      <text:p text:style-name="P32">- Nachhaltigkeit</text:p>
      <text:p text:style-name="P32">- <text:span text:style-name="T1">Qualität</text:span></text:p>
      <text:p text:style-name="P28">Erweitertes Produkt:</text:p>
      <text:p text:style-name="P31">- Schulung</text:p>
      <text:p text:style-name="P31">- Installation</text:p>
      <text:p text:style-name="P31">- Service &amp; Beratung</text:p>
      <text:p text:style-name="P31">- Lieferbedingungen</text:p>
      <text:p text:style-name="P31"><text:soft-page-break/>- Garantieleistungen</text:p>
      <text:p text:style-name="P6">- <text:span text:style-name="T2">Servicegestaltung</text:span></text:p>
      <text:p text:style-name="P29">Alle Entscheidungen zum erweiterten Produkt z.B. Entscheidung über Länge der Garantie.</text:p>
      <text:p text:style-name="P7">- Sortimentsgestaltung</text:p>
      <text:p text:style-name="P29">Zusammenstellung des gesamten Produktangebotes eines Unternehmens.</text:p>
      <table:table table:name="Tabelle2" table:style-name="Tabelle2">
        <table:table-column table:style-name="Tabelle2.A"/>
        <table:table-column table:style-name="Tabelle2.B"/>
        <table:table-row table:style-name="TableLine94641513925888">
          <table:table-cell table:style-name="Tabelle2.A1" office:value-type="string">
            <text:p text:style-name="P39">Sortimentsbreite</text:p>
          </table:table-cell>
          <table:table-cell table:style-name="Tabelle2.B1" office:value-type="string">
            <text:p text:style-name="P39">Sortimentstiefe</text:p>
          </table:table-cell>
        </table:table-row>
        <table:table-row table:style-name="TableLine94641513925888">
          <table:table-cell table:style-name="Tabelle2.A2" office:value-type="string">
            <text:p text:style-name="P39">Anzahl der unterschiedlichen angebotenen Produktlinien</text:p>
          </table:table-cell>
          <table:table-cell table:style-name="Tabelle2.B2" office:value-type="string">
            <text:p text:style-name="P39">Anzahl der Produktvarianten innerhalb einer Produktlinie.</text:p>
          </table:table-cell>
        </table:table-row>
      </table:table>
      <text:p text:style-name="P29"/>
      <text:p text:style-name="P17">Entscheidungen in der Produktpolitik:</text:p>
      <text:p text:style-name="P7">1. <text:span text:style-name="T3">Produktinnovation</text:span>: Entwicklung und Einführung neuer Produkte</text:p>
      <text:p text:style-name="P7">2. <text:span text:style-name="T3">Produktvariation</text:span>: Veränderung und Verbesserung der Eigenschaften eines Produkts</text:p>
      <text:p text:style-name="P7">3. <text:span text:style-name="T3">Produktdifferenzierung</text:span>: Einführung neuer Produktvarianten</text:p>
      <text:p text:style-name="P7">4. <text:span text:style-name="T3">Produktdiversifikation</text:span>: Erweiterung des Sortiments</text:p>
      <text:p text:style-name="P7">5. <text:span text:style-name="T3">Produkteliminierung</text:span>: Entnahme aus dem Sortiment</text:p>
      <text:p text:style-name="P7"/>
      <text:p text:style-name="P18">Ziele der Produktpolitik:</text:p>
      <text:p text:style-name="P8">Vorstellungen und Anforderungen der Kunden ansprechen und übertreffen.</text:p>
      <text:p text:style-name="P8">Orientierung an übergeordneten Zielen (Gewinnmaximierung, Wachstum des Unternehmens, Steigerung des Marktanteils, Verbesserung des Images)</text:p>
      <text:p text:style-name="P16"/>
      <text:p text:style-name="P27"/>
      <text:p text:style-name="P25">Distributionspolitik</text:p>
      <text:p text:style-name="P9"/>
      <text:p text:style-name="P19">Wahl des Absatzweges:</text:p>
      <text:p text:style-name="P9">direkt: Produzent → Endkunde:</text:p>
      <text:p text:style-name="P30">- Tesla &amp; Apple/Flagstore</text:p>
      <text:p text:style-name="P30">- Restaurant</text:p>
      <text:p text:style-name="P30">- Energiekonzerne</text:p>
      <text:p text:style-name="P30">- Sales Spezialisten/Handelsvertreter</text:p>
      <text:p text:style-name="P30">- eigener Online-Shop</text:p>
      <text:p text:style-name="P30">- Fabrikverkauf</text:p>
      <text:p text:style-name="P30">- Hofläden (Landwirtschaft)</text:p>
      <text:p text:style-name="P30">- Outlet-Stores</text:p>
      <text:p text:style-name="P30">- Lieferdienste</text:p>
      <text:p text:style-name="P9">indirekt: Produzent → Absatzmittler → Endkunde</text:p>
      <text:p text:style-name="P30">- Apple über Saturn u.ä.</text:p>
      <text:p text:style-name="P30">- Supermärkte wie Edeka</text:p>
      <text:p text:style-name="P30">- Restaurantlieferungen</text:p>
      <text:p text:style-name="P30">- Online-Großhandel (Amazon Market Place)</text:p>
      <text:p text:style-name="P30">- Groß- und Einzelhandel</text:p>
      <text:p text:style-name="P30">- Online-Vermittler</text:p>
      <text:p text:style-name="P9"/>
      <text:p text:style-name="P9">Indirekt und direkter Absatzweg zusammen ist das Vertriebssystem.</text:p>
      <text:p text:style-name="P10">Je indirekter der Absatzweg, desto schwieriger werden die Abstimmungsprozesse.</text:p>
      <text:p text:style-name="P19"/>
      <text:p text:style-name="P19"/>
      <text:p text:style-name="P19">Distributionslogistik:</text:p>
      <text:p text:style-name="P10"><text:soft-page-break/>1. Auftragsabwicklung</text:p>
      <text:p text:style-name="P10">2. Lagerpolitik</text:p>
      <text:p text:style-name="P10">3. Transportpolitik</text:p>
      <text:p text:style-name="P10"/>
      <text:p text:style-name="P19">Ziel der Distributionspolitik:</text:p>
      <text:p text:style-name="P9">- Richtiges Produkt zum richtigen Zeitpunkt am richtigen Ort.</text:p>
      <text:p text:style-name="P9">- Kostenminimierung</text:p>
      <text:p text:style-name="P9">- Einflussnahme des Herstellers</text:p>
      <text:p text:style-name="P9">- Große Marktpräsenz</text:p>
      <text:p text:style-name="P15"/>
      <text:p text:style-name="P15"/>
      <text:p text:style-name="P25">Kommunikationspolitik</text:p>
      <text:p text:style-name="P20"/>
      <text:p text:style-name="P20">Die Kommunikationspolitik beinhaltet alle Maßnahmen zur Übermittlung von Zielen und Informationen inner- und außerhalb eines Unternehmens. Sie plant und steuert die Kommunikation zwischen dem Unternehmen und bestimmten Zielgruppen.</text:p>
      <text:p text:style-name="P20"/>
      <text:p text:style-name="P20">Public Relations (PR):</text:p>
      <text:p text:style-name="P11">- Werte des Unternehmens sollen vermittelt werden</text:p>
      <text:p text:style-name="P11">- möglichst positives Image</text:p>
      <text:p text:style-name="P11">- fokussiert sich auf das gesamte Unternehmen</text:p>
      <text:p text:style-name="P11"/>
      <text:p text:style-name="P20"/>
      <text:p text:style-name="P20">Werbung:</text:p>
      <text:p text:style-name="P11">- für jeden sichtbar</text:p>
      <text:p text:style-name="P11">- fokussiert sich (meist) auf ein Produkt</text:p>
      <text:p text:style-name="P11">- Massenkommunikation (z.B.: Werbung im Fernsehen)</text:p>
      <text:p text:style-name="P11">- Kaufgrund wird gegeben</text:p>
      <text:p text:style-name="P20"/>
      <text:p text:style-name="P24"/>
      <text:p text:style-name="P25">Preispolitik</text:p>
      <text:p text:style-name="P21"/>
      <text:p text:style-name="P21">Die Preispolitik ist die Festlegung des Preises. Sie sollte so geführt werden, dass Anreize geschaffen werden und Kunden das Produkt kaufen.</text:p>
      <text:p text:style-name="P21"/>
      <text:p text:style-name="P21">Ermittlung des Preises:</text:p>
      <text:p text:style-name="P12">- Konsumentenbefragung</text:p>
      <text:p text:style-name="P12">- Preisexperiment</text:p>
      <text:p text:style-name="P12">- konkurrenzorientierte Preisfindung</text:p>
      <text:p text:style-name="P12">- kostenorientierte Preisfindung</text:p>
      <text:p text:style-name="P21"/>
      <text:p text:style-name="P21">Preisstrategien:</text:p>
      <text:p text:style-name="P12">- Niedrigpreisstrategie</text:p>
      <text:p text:style-name="P12">- Hochpreisstrategie</text:p>
      <text:p text:style-name="P12">- Durchdringungstrategie</text:p>
      <text:p text:style-name="P12">- Abschöpfungsstrategie</text:p>
      <text:p text:style-name="P12"/>
      <text:p text:style-name="P21"/>
      <table:table table:name="Tabelle3" table:style-name="Tabelle3">
        <table:table-column table:style-name="Tabelle3.A" table:number-columns-repeated="2"/>
        <table:table-row table:style-name="TableLine94641462749888">
          <table:table-cell table:style-name="Tabelle3.A1" office:value-type="string">
            <text:p text:style-name="P41">Variable Preise</text:p>
          </table:table-cell>
          <table:table-cell table:style-name="Tabelle3.B1" office:value-type="string">
            <text:p text:style-name="P41">Personalisierte Preise</text:p>
          </table:table-cell>
        </table:table-row>
        <table:table-row table:style-name="TableLine94641462749888">
          <table:table-cell table:style-name="Tabelle3.A2" office:value-type="string">
            <text:p text:style-name="P40">- Tankstelle/Kraftstoffe</text:p>
            <text:p text:style-name="P40">- Flugtickets</text:p>
            <text:p text:style-name="P40"><text:soft-page-break/>- Aktienhandel</text:p>
            <text:p text:style-name="P40">- Währungen</text:p>
            <text:p text:style-name="P40">- Rohstoffe (Öl, Gas etc.)</text:p>
            <text:p text:style-name="P40">→ Edelmetalle</text:p>
            <text:p text:style-name="P40">- Online-Handel</text:p>
          </table:table-cell>
          <table:table-cell table:style-name="Tabelle3.B2" office:value-type="string">
            <text:p text:style-name="P33">- <text:span text:style-name="T4">Zahlungsmoral (Bonität) des Kunden</text:span></text:p>
            <text:p text:style-name="P40">→ schlechte Bonität → Vorkasse</text:p>
            <text:p text:style-name="P40"><text:soft-page-break/>- Servicebedarf/Pflegebedürftigkeit</text:p>
            <text:p text:style-name="P40">- Wohnort</text:p>
            <text:p text:style-name="P40">- digitales Endgerät</text:p>
            <text:p text:style-name="P40">→ Smartphone → schnelle Buchung → kleinerer Preis</text:p>
            <text:p text:style-name="P34">- <text:span text:style-name="T4">Betriebssystem</text:span></text:p>
            <text:p text:style-name="P40">- Browserverlauf</text:p>
          </table:table-cell>
        </table:table-row>
      </table:table>
      <text:p text:style-name="P21"/>
      <text:p text:style-name="P14"/>
      <text:p text:style-name="P26">betrieblicher Leistungsprozess</text:p>
      <text:p text:style-name="P26"/>
      <text:p text:style-name="P14"/>
      <text:p text:style-name="P14"/>
      <text:p text:style-name="P14"/>
      <text:p text:style-name="P26">Rechtsformen</text:p>
      <text:p text:style-name="P26"/>
      <table:table table:name="Tabelle1" table:style-name="Tabelle1">
        <table:table-column table:style-name="Tabelle1.A"/>
        <table:table-column table:style-name="Tabelle1.B" table:number-columns-repeated="4"/>
        <table:table-row table:style-name="TableLine94641497258048">
          <table:table-cell table:style-name="Tabelle1.A1" office:value-type="string">
            <text:p text:style-name="P35">Rechtsform</text:p>
          </table:table-cell>
          <table:table-cell table:style-name="Tabelle1.A1" office:value-type="string">
            <text:p text:style-name="P35">Aufbau/Leitungs- struktur</text:p>
          </table:table-cell>
          <table:table-cell table:style-name="Tabelle1.A1" office:value-type="string">
            <text:p text:style-name="P36">Mindesthöhe des Eigenkapitals</text:p>
          </table:table-cell>
          <table:table-cell table:style-name="Tabelle1.A1" office:value-type="string">
            <text:p text:style-name="P36">Unternehmensleitung</text:p>
          </table:table-cell>
          <table:table-cell table:style-name="Tabelle1.E1" office:value-type="string">
            <text:p text:style-name="P36">Haftung</text:p>
          </table:table-cell>
        </table:table-row>
        <table:table-row table:style-name="TableLine94641497258048">
          <table:table-cell table:style-name="Tabelle1.A2" office:value-type="string">
            <text:p text:style-name="P37">Einzelgesellschaft</text:p>
          </table:table-cell>
          <table:table-cell table:style-name="Tabelle1.A2" office:value-type="string">
            <text:p text:style-name="P37">Einzelne Person/Kaufmann</text:p>
          </table:table-cell>
          <table:table-cell table:style-name="Tabelle1.A2" office:value-type="string">
            <text:p text:style-name="P37">Wird bei wenig Kapitalbedarf gewählt</text:p>
          </table:table-cell>
          <table:table-cell table:style-name="Tabelle1.A2" office:value-type="string">
            <text:p text:style-name="P37">Kaufmann</text:p>
          </table:table-cell>
          <table:table-cell table:style-name="Tabelle1.E2" office:value-type="string">
            <text:p text:style-name="P37">Kaufmann haftet mit dem Vermögen des Unternehmens als auch mit dem Privat Vermögen (uneingeschränkte Haftung)</text:p>
          </table:table-cell>
        </table:table-row>
        <table:table-row table:style-name="TableLine94641497258048">
          <table:table-cell table:style-name="Tabelle1.A2" office:value-type="string">
            <text:p text:style-name="P37">OHG (Offene Handelsgesellschaft)</text:p>
          </table:table-cell>
          <table:table-cell table:style-name="Tabelle1.A2" office:value-type="string">
            <text:p text:style-name="P37">Alle Eigenkapitalgeber können die Geschäftsführung beanspruchen.</text:p>
          </table:table-cell>
          <table:table-cell table:style-name="Tabelle1.A2" office:value-type="string">
            <text:p text:style-name="P37">Keine Mindesthöhe</text:p>
          </table:table-cell>
          <table:table-cell table:style-name="Tabelle1.A2" office:value-type="string">
            <text:p text:style-name="P37">Alle Eigenkapitalgeber sind zur Wahrnehmung der Geschäftsführung berechtigt.</text:p>
          </table:table-cell>
          <table:table-cell table:style-name="Tabelle1.E2" office:value-type="string">
            <text:p text:style-name="P37">Gesellschafter haften mit dem Eigenvermögen (solidarische Haftung)</text:p>
          </table:table-cell>
        </table:table-row>
        <table:table-row table:style-name="TableLine94641497258048">
          <table:table-cell table:style-name="Tabelle1.A2" office:value-type="string">
            <text:p text:style-name="P37">GmbH (Gesellschaft mit beschränkter Haftung)</text:p>
          </table:table-cell>
          <table:table-cell table:style-name="Tabelle1.A2" office:value-type="string">
            <text:p text:style-name="P38">Aktien können nicht so einfach wie bei einer AG verkauft werden.</text:p>
            <text:p text:style-name="P38">Gesellschafter wählen Geschäftsführung</text:p>
          </table:table-cell>
          <table:table-cell table:style-name="Tabelle1.A2" office:value-type="string">
            <text:p text:style-name="P38">25.000€</text:p>
          </table:table-cell>
          <table:table-cell table:style-name="Tabelle1.A2" office:value-type="string">
            <text:p text:style-name="P38">Vorstand (kann durch den Aufsichtsrat reguliert werden)</text:p>
          </table:table-cell>
          <table:table-cell table:style-name="Tabelle1.E2" office:value-type="string">
            <text:p text:style-name="P38">Haftung der Aktionäre ist auf den Kaufpreis der Aktie beschränkt.</text:p>
          </table:table-cell>
        </table:table-row>
        <table:table-row table:style-name="TableLine94641497258048">
          <table:table-cell table:style-name="Tabelle1.A2" office:value-type="string">
            <text:p text:style-name="P37">AG (Aktiengesellschaft)</text:p>
          </table:table-cell>
          <table:table-cell table:style-name="Tabelle1.A2" office:value-type="string">
            <text:p text:style-name="P38">Kapitaleigentum bedeutet nicht die <text:soft-page-break/>Unternehmensführung.</text:p>
            <text:p text:style-name="P38">Aktionäre wählen den Vorstand und den Aufsichtsrat.</text:p>
          </table:table-cell>
          <table:table-cell table:style-name="Tabelle1.A2" office:value-type="string">
            <text:p text:style-name="P38">50.000€</text:p>
          </table:table-cell>
          <table:table-cell table:style-name="Tabelle1.A2" office:value-type="string">
            <text:p text:style-name="P38">Vorstand reguliert durch Aufsichtsrat.</text:p>
          </table:table-cell>
          <table:table-cell table:style-name="Tabelle1.E2" office:value-type="string">
            <text:p text:style-name="P38">Haftung der Aktionäre ist auf den Kaufpreis <text:soft-page-break/>der Aktie beschränkt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10:12:23.876828918</meta:creation-date>
    <dc:date>2021-12-18T15:16:02.369731813</dc:date>
    <meta:editing-duration>PT36M10S</meta:editing-duration>
    <meta:editing-cycles>12</meta:editing-cycles>
    <meta:generator>LibreOffice/6.4.7.2$Linux_X86_64 LibreOffice_project/40$Build-2</meta:generator>
    <meta:document-statistic meta:table-count="3" meta:image-count="0" meta:object-count="0" meta:page-count="5" meta:paragraph-count="151" meta:word-count="572" meta:character-count="4789" meta:non-whitespace-character-count="4366"/>
  </office:meta>
</office:document-meta>
</file>